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quehacemoshoy.usuario (nombre,apellidos,email,username,password,activo,id_role) VALUES</text:p>
      <text:p text:style-name="Standard"><text:tab/> ('Alden','Forbes','felis.eget.varius@Quisquepurus.org','elit','JYY30XVC8VM','1',2),</text:p>
      <text:p text:style-name="Standard"><text:tab/> ('Finn','Romero','Vivamus@turpisAliquamadipiscing.org','sodales','UUC57QNT6PW','1',2),</text:p>
      <text:p text:style-name="Standard"><text:tab/> ('Howard','Morris','lacinia@eros.ca','enim','WLL11MFM6VV','1',2),</text:p>
      <text:p text:style-name="Standard"><text:tab/> ('Macaulay','Dean','Quisque.porttitor@Crassed.com','mus.','RAI37ZUT1TJ','1',2),</text:p>
      <text:p text:style-name="Standard"><text:tab/> ('Stuart','Gillespie','quis@ultricesVivamusrhoncus.ca','lorem,','YGL72WKV7CT','1',2),</text:p>
      <text:p text:style-name="Standard"><text:tab/> ('Hamilton','Haney','non@estac.edu','Nam45','IPH13UUQ7UX','1',2),</text:p>
      <text:p text:style-name="Standard"><text:tab/> ('Buckminster','Bradshaw','quis.accumsan.convallis@egetodio.ca','arcu.','PZO22VRV3DQ','1',2),</text:p>
      <text:p text:style-name="Standard"><text:tab/> ('Rashad','Cameron','augue.porttitor@mus.org','consequat,','OVY61DWI2WT','1',2),</text:p>
      <text:p text:style-name="Standard"><text:tab/> ('Raven','Hooper','nulla@aliquet.org','feugiat.','AJA22KRD2YW','1',2),</text:p>
      <text:p text:style-name="Standard"><text:tab/> ('Erica','Rodgers','cubilia@dictumeleifendnunc.co.uk','congue.','FOZ00DUV4LH','1',2);</text:p>
      <text:p text:style-name="Standard">INSERT INTO quehacemoshoy.usuario (nombre,apellidos,email,username,password,activo,id_role) VALUES</text:p>
      <text:p text:style-name="Standard"><text:tab/> ('Chanda','Pierce','ut.quam.vel@molestie.co.uk','eu','OFN80IPS9VR','1',2),</text:p>
      <text:p text:style-name="Standard"><text:tab/> ('Cameron','Thomas','faucibus@apurusDuis.ca','id','YSQ75HNJ4PV','1',2),</text:p>
      <text:p text:style-name="Standard"><text:tab/> ('Xenos','Fox','quis.arcu.vel@erat.net','et,','ODN84RTW4ZM','1',2),</text:p>
      <text:p text:style-name="Standard"><text:tab/> ('Hadley','Pollard','accumsan.interdum@lobortisquis.com','magna.','GIL56ANO5TT','1',2),</text:p>
      <text:p text:style-name="Standard"><text:tab/> ('Ross','Peters','gravida.sagittis@ullamcorperDuis.ca','adipiscing','LRK54UPF4EE','1',2),</text:p>
      <text:p text:style-name="Standard"><text:tab/> ('Dale','Hendricks','nec.leo@Sed.org','volutpat','MFY82URW9GS','1',2),</text:p>
      <text:p text:style-name="Standard"><text:tab/> ('Alisa','Bruce','convallis@temporerat.net','Vivamus','KHO70HNZ5NW','1',2),</text:p>
      <text:p text:style-name="Standard"><text:tab/> ('Ivor','Baldwin','eget.nisi.dictum@at.ca','amet','VAQ96CSN7SV','1',2),</text:p>
      <text:p text:style-name="Standard"><text:tab/> ('Ahmed','Christian','id@eumetus.org','Fusce','DTG18OBQ0RZ','1',2),</text:p>
      <text:p text:style-name="Standard"><text:tab/> ('Seth','Allen','amet.risus.Donec@inaliquet.net','Nulla','NDR57QVA3WJ','1',2);</text:p>
      <text:p text:style-name="Standard">INSERT INTO quehacemoshoy.usuario (nombre,apellidos,email,username,password,activo,id_role) VALUES</text:p>
      <text:p text:style-name="Standard"><text:tab/> ('Ulysses','Logan','a.dui.Cras@urna.co.uk','sed','SSX69WQV6NT','1',2),</text:p>
      <text:p text:style-name="Standard"><text:tab/> ('Imani','Haney','elementum.dui@commodoatlibero.edu','ac','QQU29WDB9YQ','1',2),</text:p>
      <text:p text:style-name="Standard"><text:tab/> ('Davis','Walton','sit.amet@interdumfeugiat.com','eu','PWI15VBA3BN','1',2),</text:p>
      <text:p text:style-name="Standard"><text:tab/> ('Carly','Shannon','ac.facilisis.facilisis@urnasuscipitnonummy.net','urna','IZA83UPY4FB','1',2),</text:p>
      <text:p text:style-name="Standard"><text:tab/> ('Wyoming','Ramsey','feugiat.placerat@etmagnisdis.co.uk','aliquet','WAH68CQC9EL','1',2),</text:p>
      <text:p text:style-name="Standard"><text:tab/> ('Geoffrey','Myers','felis@fermentumfermentumarcu.com','Nam','HSG43JGA1YM','1',2),</text:p>
      <text:p text:style-name="Standard"><text:tab/> ('Aileen','Estrada','Proin.non.massa@luctus.ca','in,','VRW11HZU2LP','1',2),</text:p>
      <text:p text:style-name="Standard"><text:tab/> ('Lee','Stafford','pede@Donecfelis.org','placerat','SES21ENO3ML','1',2),</text:p>
      <text:p text:style-name="Standard"><text:tab/> ('Josiah','Perry','tellus.justo.sit@vulputate.com','tempus','BVF06XRL3AH','1',2),</text:p>
      <text:p text:style-name="Standard"><text:tab/> ('Veda','Guy','facilisis.Suspendisse.commodo@tempor.edu','arcu.','SGR53ICN4PQ','1',2);</text:p>
      <text:p text:style-name="Standard">INSERT INTO quehacemoshoy.usuario (nombre,apellidos,email,username,password,activo,id_role) VALUES</text:p>
      <text:p text:style-name="Standard"><text:tab/> ('Phyllis','Montoya','dui.Suspendisse.ac@nisi.ca','eu','PKS70BLL0EB','1',2),</text:p>
      <text:p text:style-name="Standard"><text:tab/> ('Merritt','Kim','ligula@consectetueradipiscing.ca','dis','KAU94IIC1RI','1',2),</text:p>
      <text:p text:style-name="Standard"><text:tab/> ('Quemby','Reese','id.erat@nullaIntegervulputate.net','adipiscing','CHI63OUF9RL','1',2),</text:p>
      <text:p text:style-name="Standard"><text:tab/> ('Abel','Cantrell','felis.Nulla.tempor@uteratSed.com','sit','SPA67PWC5QE','1',2),</text:p>
      <text:p text:style-name="Standard"><text:tab/> ('Emery','Russell','molestie@enimSuspendisse.ca','sociis','BOG17VYE2DO','1',2),</text:p>
      <text:p text:style-name="Standard"><text:tab/> ('Quintessa','Harris','sed.orci.lobortis@dolordapibus.net','nisl','KMV39ZBZ0FQ','1',2),</text:p>
      <text:p text:style-name="Standard"><text:tab/> ('Sonia','Peck','rhoncus@idenim.co.uk','tempor','PPQ72BVM7EJ','1',2),</text:p>
      <text:p text:style-name="Standard"><text:tab/> ('Fredericka','Mcmillan','pellentesque@hymenaeosMaurisut.net','sed,','MXT64WHT9FZ','1',2),</text:p>
      <text:p text:style-name="Standard"><text:tab/> ('Buffy','Faulkner','consequat.auctor.nunc@Maecenasmi.ca','In','FKM89POH7KV','1',2),</text:p>
      <text:p text:style-name="Standard"><text:tab/> ('Angelica','Barron','et.magnis@arcuetpede.net','erat','BOS37CNA5TT','1',2);</text:p>
      <text:p text:style-name="Standard"><text:soft-page-break/>INSERT INTO quehacemoshoy.usuario (nombre,apellidos,email,username,password,activo,id_role) VALUES</text:p>
      <text:p text:style-name="Standard"><text:tab/> ('Jillian','Holland','cursus@Nunc.net','massa','AOO78JFD6AY','1',2),</text:p>
      <text:p text:style-name="Standard"><text:tab/> ('Keiko','Gardner','mi.Aliquam@etmagnis.edu','posuere','ZVG10QQT3ZC','1',2),</text:p>
      <text:p text:style-name="Standard"><text:tab/> ('Howard','Marks','Fusce.mollis.Duis@ornareInfaucibus.com','adipiscing','MUL80FVU3UP','1',2),</text:p>
      <text:p text:style-name="Standard"><text:tab/> ('Fulton','Forbes','ut.lacus.Nulla@pharetrased.org','quis,','YGD98KOE3PA','1',2),</text:p>
      <text:p text:style-name="Standard"><text:tab/> ('Palmer','Potts','eu.dolor.egestas@vitae.ca','sodales','SZI22VXG9OI','1',2),</text:p>
      <text:p text:style-name="Standard"><text:tab/> ('Brenda','Franks','id.magna@arcu.com','urna','HQL05WGG3JA','1',2),</text:p>
      <text:p text:style-name="Standard"><text:tab/> ('Unity','Farrell','tristique.senectus@malesuadafames.edu','semper','QGY67XWR0GF','1',2),</text:p>
      <text:p text:style-name="Standard"><text:tab/> ('Natalie','Gaines','tellus.lorem@scelerisqueneque.co.uk','taciti','HCY20HDV2HS','1',2),</text:p>
      <text:p text:style-name="Standard"><text:tab/> ('Jonah','Foley','metus.In.lorem@nasceturridiculus.net','mi.','OAT99VAM2MX','1',2),</text:p>
      <text:p text:style-name="Standard"><text:tab/> ('Maris','Griffith','mi.ac@luctus.net','gravida','BBO81YPS3TN','1',2);</text:p>
      <text:p text:style-name="Standard">INSERT INTO quehacemoshoy.usuario (nombre,apellidos,email,username,password,activo,id_role) VALUES</text:p>
      <text:p text:style-name="Standard"><text:tab/> ('Freya','Goodwin','Proin.ultrices@Donecest.com','non','VMB65TZK5EJ','1',2),</text:p>
      <text:p text:style-name="Standard"><text:tab/> ('Ian','Mathis','dolor.Fusce.feugiat@lobortistellus.ca','molestie','FUC34VKV1GY','1',2),</text:p>
      <text:p text:style-name="Standard"><text:tab/> ('Kevin','Gomez','scelerisque@tellusimperdietnon.org','lorem','GXH09CNZ6ZH','1',2),</text:p>
      <text:p text:style-name="Standard"><text:tab/> ('Kevyn','Duffy','in.sodales.elit@malesuadaiderat.com','convallis,','EHY79GCL3WU','1',2),</text:p>
      <text:p text:style-name="Standard"><text:tab/> ('Kaden','Underwood','lectus.quis.massa@rhoncusNullamvelit.org','lorem','VFK79HJP6TR','1',2),</text:p>
      <text:p text:style-name="Standard"><text:tab/> ('Nero','Camacho','ullamcorper.nisl.arcu@Donecluctusaliquet.net','sollicitudin','JSL16UKY1WL','1',2),</text:p>
      <text:p text:style-name="Standard"><text:tab/> ('Justina','Fitzgerald','commodo.ipsum@faucibusut.net','sem','YYT75FYH1WB','1',2),</text:p>
      <text:p text:style-name="Standard"><text:tab/> ('Keith','Johnson','urna@Donecconsectetuer.com','vitae','VKP44CGJ5PC','1',2),</text:p>
      <text:p text:style-name="Standard"><text:tab/> ('Dana','Harris','quis.pede.Praesent@molestiein.co.uk','fermentum','IJT58TRT4DH','1',2),</text:p>
      <text:p text:style-name="Standard"><text:tab/> ('Brendan','Wilkinson','ornare.lectus@semperet.com','pulvinar','YGU02JKU8SN','1',2);</text:p>
      <text:p text:style-name="Standard">INSERT INTO quehacemoshoy.usuario (nombre,apellidos,email,username,password,activo,id_role) VALUES</text:p>
      <text:p text:style-name="Standard"><text:tab/> ('Sandra','Bryant','Donec.porttitor.tellus@netusetmalesuada.edu','eget','NXZ54YPI9AP','1',2),</text:p>
      <text:p text:style-name="Standard"><text:tab/> ('Hyacinth','Richmond','ac@lobortisClassaptent.com','non','JSM33DUT3YR','1',2),</text:p>
      <text:p text:style-name="Standard"><text:tab/> ('Hop','Bell','iaculis@bibendumsedest.org','quis','ETV47AOD6TD','1',2),</text:p>
      <text:p text:style-name="Standard"><text:tab/> ('Ralph','Murray','elit@vestibulumnequesed.edu','elit.','JZW05DNN9WP','1',2),</text:p>
      <text:p text:style-name="Standard"><text:tab/> ('Simon','Blackwell','sed@Suspendissenon.net','nunc','JIT61CXV6FS','1',2),</text:p>
      <text:p text:style-name="Standard"><text:tab/> ('Guinevere','Morris','Curabitur.sed@Sedeunibh.edu','a','IBE60ZES2EA','1',2),</text:p>
      <text:p text:style-name="Standard"><text:tab/> ('Colin','Calhoun','Nunc.quis.arcu@tinciduntdui.co.uk','Aenean','ZBX77VZI4LW','1',2),</text:p>
      <text:p text:style-name="Standard"><text:tab/> ('Brennan','Leon','amet.faucibus.ut@Mauris.ca','iaculis,','ULO52YZW7AL','1',2),</text:p>
      <text:p text:style-name="Standard"><text:tab/> ('Paul','Glenn','turpis.egestas@leoin.ca','gravida','DSO63QQO5JI','1',2),</text:p>
      <text:p text:style-name="Standard"><text:tab/> ('Faith','Harmon','tristique.pellentesque@urnaVivamus.com','Proin','ZSD69FBJ3YJ','1',2);</text:p>
      <text:p text:style-name="Standard">INSERT INTO quehacemoshoy.usuario (nombre,apellidos,email,username,password,activo,id_role) VALUES</text:p>
      <text:p text:style-name="Standard"><text:tab/> ('Simon','Mcgowan','pede.Cras@quis.edu','Integer','ZBL85QIE5EH','1',2),</text:p>
      <text:p text:style-name="Standard"><text:tab/> ('Hiroko','Peck','tristique.senectus.et@MorbimetusVivamus.org','augue','EOG99GSM6VC','1',2),</text:p>
      <text:p text:style-name="Standard"><text:tab/> ('Hiram','Pace','in.tempus@augueeutempor.edu','vulputate','ZWY87MRL7SY','1',2),</text:p>
      <text:p text:style-name="Standard"><text:tab/> ('Jerry','Hernandez','at.risus@pedeultrices.com','Mauris','LXH12KST8RV','1',2),</text:p>
      <text:p text:style-name="Standard"><text:tab/> ('Odysseus','Warner','ligula.Nullam.feugiat@nec.com','ullamcorper.','LCO15YAN6AO','1',2),</text:p>
      <text:p text:style-name="Standard"><text:tab/> ('Whilemina','Calderon','vel@DonecnibhQuisque.ca','molestie','GNG08XZY9QW','1',2),</text:p>
      <text:p text:style-name="Standard"><text:tab/> ('Liberty','Dotson','sed.leo.Cras@placerataugue.net','est.','MTD62QER7VK','1',2),</text:p>
      <text:p text:style-name="Standard"><text:soft-page-break/><text:tab/> ('Cora','Estrada','ante.bibendum@sedhendrerita.edu','adipiscing','QBY37XIX4PU','1',2),</text:p>
      <text:p text:style-name="Standard"><text:tab/> ('Yael','Brennan','nunc.Quisque.ornare@Integer.org','interdum','HYT09CPD6OK','1',2),</text:p>
      <text:p text:style-name="Standard"><text:tab/> ('Jin','Kennedy','augue.ac@MorbivehiculaPellentesque.org','vulputate,','FZZ64MHY4LN','1',2);</text:p>
      <text:p text:style-name="Standard">INSERT INTO quehacemoshoy.usuario (nombre,apellidos,email,username,password,activo,id_role) VALUES</text:p>
      <text:p text:style-name="Standard"><text:tab/> ('Aubrey','Gilmore','nunc@consectetuermauris.net','Phasellus','PCJ54QEB5MB','1',2),</text:p>
      <text:p text:style-name="Standard"><text:tab/> ('Leah','Hunt','Nam.interdum@id.edu','tortor','SQK48ZTB8DL','1',2),</text:p>
      <text:p text:style-name="Standard"><text:tab/> ('Olympia','Taylor','velit@miac.co.uk','quis','TKN82ZPQ5HS','1',2),</text:p>
      <text:p text:style-name="Standard"><text:tab/> ('Leilani','Vincent','ut.quam.vel@bibendum.edu','Fusce','OVA61ZZT1DS','1',2),</text:p>
      <text:p text:style-name="Standard"><text:tab/> ('Jonah','Meadows','Cum.sociis@posuere.co.uk','tortor,','LSO98BLR6AN','1',2),</text:p>
      <text:p text:style-name="Standard"><text:tab/> ('Lucius','Sanford','luctus.aliquet@nonmagnaNam.org','eros','XUU42URN4EL','1',2),</text:p>
      <text:p text:style-name="Standard"><text:tab/> ('Cassady','Kline','consequat.auctor.nunc@consequat.ca','Aenean','IYL21VPX7FB','1',2),</text:p>
      <text:p text:style-name="Standard"><text:tab/> ('Camden','Lucas','aliquam@iderat.org','Nullam','IKO17ZWL6OF','1',2),</text:p>
      <text:p text:style-name="Standard"><text:tab/> ('Charity','Watson','Mauris@eleifendvitaeerat.ca','nunc','MDL97MZL7PR','1',2),</text:p>
      <text:p text:style-name="Standard"><text:tab/> ('Odessa','Rogers','Fusce.feugiat.Lorem@semsempererat.ca','Donec','XXN64QZD0AQ','1',2);</text:p>
      <text:p text:style-name="Standard">INSERT INTO quehacemoshoy.usuario (nombre,apellidos,email,username,password,activo,id_role) VALUES</text:p>
      <text:p text:style-name="Standard"><text:tab/> ('Brandon','Bender','eu@placeratorci.ca','Sed','XJL44XJO0GT','1',2),</text:p>
      <text:p text:style-name="Standard"><text:tab/> ('Hayes','Kelley','velit.Quisque@rutrumurna.org','et,','DKD32YQU5MF','1',2),</text:p>
      <text:p text:style-name="Standard"><text:tab/> ('Adrienne','Molina','velit.egestas@Curabiturvel.com','lectus','FKM93BPM1WO','1',2),</text:p>
      <text:p text:style-name="Standard"><text:tab/> ('Scarlett','Fowler','neque.Sed@auctorveliteget.ca','mauris','TOR30JLF9FG','1',2),</text:p>
      <text:p text:style-name="Standard"><text:tab/> ('Judah','Baxter','nascetur.ridiculus@DonecnibhQuisque.edu','tristique','AUH89MCZ4YI','1',2),</text:p>
      <text:p text:style-name="Standard"><text:tab/> ('Cally','Reynolds','Sed@cubilia.org','pulvinar','NTS03XMX0PY','1',2),</text:p>
      <text:p text:style-name="Standard"><text:tab/> ('Dawn','Waters','interdum.Curabitur.dictum@eleifendnec.edu','dui,','STG29AQL9IH','1',2),</text:p>
      <text:p text:style-name="Standard"><text:tab/> ('Kylynn','Sloan','vitae.orci.Phasellus@tellus.net','magna.','AVP75ZFV1UL','1',2),</text:p>
      <text:p text:style-name="Standard"><text:tab/> ('Salvador','Alexander','facilisi.Sed@nonjustoProin.edu','mus.','SAR02NSV1QG','1',2),</text:p>
      <text:p text:style-name="Standard"><text:tab/> ('Autumn','Keith','nunc.ac.mattis@eu.com','turpis','DSY75RLA8RF','1',2);</text:p>
      <text:p text:style-name="Standard">INSERT INTO quehacemoshoy.usuario (nombre,apellidos,email,username,password,activo,id_role) VALUES</text:p>
      <text:p text:style-name="Standard"><text:tab/> ('Joshua','Henderson','pharetra@diamluctuslobortis.org','fringilla,','JTO55HKO3YY','1',2),</text:p>
      <text:p text:style-name="Standard"><text:tab/> ('Marcia','Ratliff','vitae.purus@nisl.com','eu','ESL45CDK7LC','1',2),</text:p>
      <text:p text:style-name="Standard"><text:tab/> ('Cecilia','Holcomb','nec.orci.Donec@magnatellus.net','convallis','UWC52SUX9BQ','1',2),</text:p>
      <text:p text:style-name="Standard"><text:tab/> ('Paki','Black','Vivamus@urnanecluctus.co.uk','Vivamus','TMQ27QCD3QD','1',2),</text:p>
      <text:p text:style-name="Standard"><text:tab/> ('Carter','Lewis','neque.non@ultricesiaculis.co.uk','cursus','CCV62KCQ2LR','1',2),</text:p>
      <text:p text:style-name="Standard"><text:tab/> ('Rama','Evans','Cras.convallis.convallis@euneque.com','vehicula','FST10IAT7KG','1',2),</text:p>
      <text:p text:style-name="Standard"><text:tab/> ('Baxter','Mendez','diam.Sed@Phasellus.co.uk','ut','GMB48GUQ9EV','1',2),</text:p>
      <text:p text:style-name="Standard"><text:tab/> ('Gareth','Mcmillan','nonummy@Aeneaneuismodmauris.co.uk','Aenean','ORD16GLM6CG','1',2),</text:p>
      <text:p text:style-name="Standard"><text:tab/> ('Vance','Weaver','est@justo.org','mauris,','XHF42ZED6PL','1',2),</text:p>
      <text:p text:style-name="Standard"><text:tab/> ('Salvador','Ellison','ornare@nec.com','vitae','DIU81JIO9PY','1',2);</text:p>
      <text:p text:style-name="Standard">INSERT INTO quehacemoshoy.usuario (nombre,apellidos,email,username,password,activo,id_role) VALUES</text:p>
      <text:p text:style-name="Standard"><text:tab/> ('Dante','Sawyer','a.feugiat.tellus@sedleoCras.org','ultrices','ZIF32FFQ6LT','1',2),</text:p>
      <text:p text:style-name="Standard"><text:tab/> ('Finn','Schwartz','tempor@laciniavitae.org','purus.','IRU43PVR9GD','1',2),</text:p>
      <text:p text:style-name="Standard"><text:tab/> ('Chadwick','Pierce','auctor.Mauris@elit.ca','mattis','JAR50JMR2PD','1',2),</text:p>
      <text:p text:style-name="Standard"><text:tab/> ('Aretha','Hull','enim@esttempor.com','ipsum','VEP80CST3EN','1',2),</text:p>
      <text:p text:style-name="Standard"><text:tab/> ('Ina','Herman','Quisque.purus@velit.edu','montes,','ZET84RXF9HR','1',2),</text:p>
      <text:p text:style-name="Standard"><text:tab/> ('Neville','Michael','placerat.velit@lectusrutrumurna.co.uk','ultrices','OSU88PGH1VK','1',2),</text:p>
      <text:p text:style-name="Standard"><text:soft-page-break/><text:tab/> ('Ishmael','Thomas','lorem.sit@elitpellentesque.ca','tristique','MYG77YIV9OQ','1',2),</text:p>
      <text:p text:style-name="Standard"><text:tab/> ('India','Warren','parturient.montes.nascetur@estvitaesodales.net','Quisque','EMB43EOL2OA','1',2),</text:p>
      <text:p text:style-name="Standard"><text:tab/> ('Aphrodite','Mclean','In.ornare@necanteMaecenas.edu','bibendum.','TRM58ZCB5EA','1',2),</text:p>
      <text:p text:style-name="Standard"><text:tab/> ('Demetria','Webb','lorem@tinciduntnequevitae.com','iaculis','JJS57LWE4MN','1',2);</text:p>
      <text:p text:style-name="Standard">INSERT INTO quehacemoshoy.usuario (nombre,apellidos,email,username,password,activo,id_role) VALUES</text:p>
      <text:p text:style-name="Standard"><text:tab/> ('Mira','Guy','et@mollislectuspede.org','tortor. Integer aliquam adipiscing lacus. Ut nec urna et arcu','BRU24CVW9LH','1',2),</text:p>
      <text:p text:style-name="Standard"><text:tab/> ('Cade','Navarro','penatibus.et.magnis@lacus.com','aliquet nec, imperdiet nec, leo. Morbi neque tellus, imperdiet non,','RXE05XFO8NY','1',2),</text:p>
      <text:p text:style-name="Standard"><text:tab/> ('Giacomo','Baird','a@sed.org','nascetur ridiculus mus. Donec dignissim magna a tortor. Nunc commodo','FHE06PBN0ZM','1',2),</text:p>
      <text:p text:style-name="Standard"><text:tab/> ('Amy','Tyson','non@aneque.org','Donec nibh enim, gravida sit amet, dapibus id, blandit at,','USX96YMG2TR','1',2),</text:p>
      <text:p text:style-name="Standard"><text:tab/> ('Cameran','Chaney','eu.eleifend@a.com','non justo. Proin non massa non ante bibendum ullamcorper. Duis','TBF17XEB5HI','1',2),</text:p>
      <text:p text:style-name="Standard"><text:tab/> ('Rhea','Sutton','ligula.Aliquam.erat@lacusMaurisnon.com','nec tellus. Nunc lectus pede, ultrices a, auctor non, feugiat','ZVX40ELP8LT','1',2),</text:p>
      <text:p text:style-name="Standard"><text:tab/> ('Margaret','Dean','tempor.bibendum@porttitortellus.edu','Ut tincidunt orci quis lectus. Nullam suscipit, est ac facilisis','HOD54JPK4ZT','1',2),</text:p>
      <text:p text:style-name="Standard"><text:tab/> ('Derek','Grant','Cum@nuncrisus.net','litora torquent per conubia nostra, per inceptos hymenaeos. Mauris ut','WEI35PSS2XG','1',2),</text:p>
      <text:p text:style-name="Standard"><text:tab/> ('Keane','Sawyer','scelerisque.sed.sapien@utcursus.ca','ligula. Aenean euismod mauris eu elit. Nulla facilisi. Sed neque.','MFA96IFU4YO','1',2),</text:p>
      <text:p text:style-name="Standard"><text:tab/> ('Ethan','Baker','nibh.Donec@Maurisnondui.edu','turpis non enim. Mauris quis turpis vitae purus gravida sagittis.','SVP80NXB2VF','1',2);</text:p>
      <text:p text:style-name="Standard">INSERT INTO quehacemoshoy.usuario (nombre,apellidos,email,username,password,activo,id_role) VALUES</text:p>
      <text:p text:style-name="Standard"><text:tab/> ('Alicia','Acosta','alicia.acosta@gmail.com','alisetia','$2a$15$Ko1VNYAAse5CerVwBDCboe3tXfU67tyZy3T1ThrOEijeGcdZhSq46','1',2),</text:p>
      <text:p text:style-name="Standard"><text:tab/> ('Gonzalo','Carneado','gonzalino@gmail.com','gonzalinoh','$2a$15$DzzslNlNicpWImF26hi5jOkmDWXXAkuPgBSnANxb55UMTcWbxFv2m','1',2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8:24:40.988156436</meta:creation-date>
    <dc:date>2022-05-04T18:25:34.258755724</dc:date>
    <meta:editing-duration>PT53S</meta:editing-duration>
    <meta:editing-cycles>1</meta:editing-cycles>
    <meta:document-statistic meta:table-count="0" meta:image-count="0" meta:object-count="0" meta:page-count="4" meta:paragraph-count="146" meta:word-count="292" meta:character-count="12829" meta:non-whitespace-character-count="12419"/>
    <meta:generator>LibreOffice/6.4.7.2$Linux_X86_64 LibreOffice_project/40$Build-2</meta:generator>
  </office:meta>
</office:document-meta>
</file>